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69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duc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âtes cui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Riz blanc cui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Semoule cui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olent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Baguet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ain de mi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Bisc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Cracotte Fromen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Craquinette Fraise / Framb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omme de ter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Knacki Origina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Knacki Ball Original (1u = 1 bal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Saucisses veggie Tartex (1 = 40g)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Tranches Veggie Tartex (1u = 1 tranch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Apéricube Nature (1u = 1 cub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Kiri crème de la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Kiri au chèvre do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Ma p'tite Vache qui r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Toastinette Vache qui rit pour croque 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VQR Nature 16 por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VQR au Leerda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Beignet na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Brioch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hausson aux pomm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houquett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roissant ordinai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roissant au beu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au chocol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itch fra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au la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aux raisi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vienno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Mini croissant au beur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Mini pain au choco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Mini chausson aux pom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Barre céréales Chocap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Barre céréales Golden Grah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Barre céréales Nesqu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hee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hocapic ou duo ou pépi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hok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ookie cr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r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Golden Grah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L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Nesqu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Su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Schokob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Chocola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Bue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Ping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Del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Max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Chocofr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t Kat Ball (1u = 1 sach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Lion mi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Milka lait (1u = 1 carré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Milka lait noisettes (1u = 1 carré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N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Nuts mi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Barquette Lu abricot/fraise/frambo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Barquette Lu chocol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Chamonix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Coqueline Lu 3 chatons fra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Coqueline Lu 3 chatons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Figolu L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Fruitolu Lu fra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Fruitolu Lu framb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Gaufrette Lu Brun Cac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Gaufrette Lu Brun van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Granola Lu Lait/chocolat co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Granola extra cookies chocol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Hello Kitty Lu fraise/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Lulu l'ourson choco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Lulu l'ourson mini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Mikado Lu (tou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Mini BN gouter chocolat/van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Mini BN gouter fra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Napolitain classic individuel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Oreo Clas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aille d'or L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almito L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épito Lu chocolat lait/no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etit brun extra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etits cœurs Lu chocol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etit écolier choco Lu lait/noir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etit écolier Lu choco bla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im's Lu orange/po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im's Lu Mousse chocol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rince Lu chocol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rince Lu choco'bar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rince Lu Petit déj céréales ± cho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'tit Prince Lu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rosper Lu Nature (1u = 1 tranch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Balisto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Shoks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Tuiles amandes Lu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Biscuits salés</text:p>
          </table:table-cell>
          <table:table-cell office:value-type="string" calcext:value-type="string">
            <text:p>Tuc original / bacon / froma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Biscuits salés</text:p>
          </table:table-cell>
          <table:table-cell office:value-type="string" calcext:value-type="string">
            <text:p>Tuc Sésame / crème oignon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6">00/00/0000</text:date>, <text:time style:data-style-name="N2" text:time-value="19:44:03.683277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3:11:55.688701231</meta:creation-date>
    <dc:date>2015-09-26T19:57:06.925133046</dc:date>
    <meta:editing-duration>PT6H5M8S</meta:editing-duration>
    <meta:editing-cycles>16</meta:editing-cycles>
    <meta:generator>LibreOffice/4.4.2.2$Linux_X86_64 LibreOffice_project/40m0$Build-2</meta:generator>
    <meta:document-statistic meta:table-count="1" meta:cell-count="400" meta:object-count="0"/>
  </office:meta>
</office:document-meta>
</file>